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proxima-nova" svg:font-family="proxima-nova, 'Helvetica Neue', Helvetica, Arial, sans-serif"/>
  </office:font-face-decls>
  <office:automatic-styles>
    <style:style style:name="P1" style:family="paragraph" style:parent-style-name="Standard">
      <style:text-properties officeooo:rsid="0010c23b" officeooo:paragraph-rsid="0010c23b"/>
    </style:style>
    <style:style style:name="T1" style:family="text">
      <style:text-properties officeooo:rsid="001179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mensions : 820 x 450 x 500 mm</text:p>
      <text:p text:style-name="P1"/>
      <text:p text:style-name="P1">Epaisseur panneau : 17 mm</text:p>
      <text:p text:style-name="P1"/>
      <text:p text:style-name="P1">Double fond : 80 mm</text:p>
      <text:p text:style-name="P1"/>
      <text:p text:style-name="P1">Tiroir : <text:span text:style-name="T1">environ 1/3 de la longueur du coffre</text:span></text:p>
      <text:p text:style-name="P1"/>
      <text:p text:style-name="P1">Batterie : 154mm x 74mm x 23mm</text:p>
      <text:p text:style-name="P1"/>
      <text:p text:style-name="P1">Enceinte : x2 : 60 x 60 x ?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proxima-nova" svg:font-family="proxima-nova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8T17:45:20.748000000</dc:date>
    <meta:editing-duration>PT1H15M15S</meta:editing-duration>
    <meta:editing-cycles>1</meta:editing-cycles>
    <meta:document-statistic meta:table-count="0" meta:image-count="0" meta:object-count="0" meta:page-count="1" meta:paragraph-count="6" meta:word-count="43" meta:character-count="177" meta:non-whitespace-character-count="140"/>
    <meta:generator>LibreOffice/7.3.2.2$Windows_X86_64 LibreOffice_project/49f2b1bff42cfccbd8f788c8dc32c1c309559be0</meta:generator>
  </office:meta>
</office:document-meta>
</file>